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3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Calibri" style:font-family-asian="Calibri" style:font-family-complex="Calibri" fo:background-color="transparent" fo:color="#33333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7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ct :Auto Ml</text:span><text:span text:style-name="T2"/></text:p>
      <text:p text:style-name="P1"><text:span text:style-name="T3">Introduction</text:span><text:span text:style-name="T4"/></text:p>
      <text:p text:style-name="P1"><text:span text:style-name="T5">Welcome ! This project aims to tackle a specific problem using data science and machine learning techniques. In this document, you'll find detailed instructions on setting up the project environment, data preparation, model training, evaluation, and submission for a Kaggle competition</text:span><text:span text:style-name="T6"/></text:p>
      <text:p text:style-name="P1"><text:span text:style-name="T7">Installation</text:span><text:span text:style-name="T8"/></text:p>
      <text:p text:style-name="P1"><text:span text:style-name="T9">To get started with the project, you need to install the required dependencies. These dependencies are listed in the requirement.txt file. You can install them using the following commands:</text:span></text:p>
      <text:p text:style-name="P1"><text:span text:style-name="T10">!pip install -f requirement.txt #autogluon pandas openfe</text:span></text:p>
      <text:p text:style-name="P1"><text:span text:style-name="T10">!pip install kaggle</text:span></text:p>
      <text:p text:style-name="P1"><text:span text:style-name="T10">!pip install python-dotenv</text:span></text:p>
      <text:p text:style-name="P1"><text:span text:style-name="T10">Kaggle Configuration</text:span></text:p>
      <text:p text:style-name="P1"><text:span text:style-name="T11">Before proceeding, you'll need to set up Kaggle authentication. Follow these steps:</text:span></text:p>
      <text:p text:style-name="P1"><text:span text:style-name="T11"/></text:p>
      <text:p text:style-name="P1"><text:span text:style-name="T11">Obtain your Kaggle API token from your Kaggle account settings.</text:span></text:p>
      <text:p text:style-name="P1"><text:span text:style-name="T11">Save the token as kaggle.json.</text:span></text:p>
      <text:p text:style-name="P1"><text:span text:style-name="T11">Execute the following code to set up Kaggle authentication:</text:span></text:p>
      <text:p text:style-name="P1"><text:span text:style-name="T12">import os</text:span></text:p>
      <text:p text:style-name="P1"><text:span text:style-name="T12">os.environ["secret"] = "0522d5d835031612d2bda57db662295f"</text:span></text:p>
      <text:p text:style-name="P1"><text:span text:style-name="T12"/></text:p>
      <text:p text:style-name="P1"><text:span text:style-name="T12">!mkdir /home/jupyter/.kaggle</text:span></text:p>
      <text:p text:style-name="P1"><text:span text:style-name="T12">!cp kaggle.json /home/jupyter/.kaggle/kaggle.json</text:span></text:p>
      <text:p text:style-name="P1"><text:span text:style-name="T12">!sudo chmod 600 /home/jupyter/.kaggle/kaggle.json</text:span></text:p>
      <text:p text:style-name="P1"><text:span text:style-name="T12">!cat /home/jupyter/.kaggle/kaggle.json</text:span></text:p>
      <text:p text:style-name="P1"><text:span text:style-name="T13">Data Preparation</text:span></text:p>
      <text:p text:style-name="P1"><text:span text:style-name="T14">To prepare the data for analysis, follow these steps:</text:span></text:p>
      <text:p text:style-name="P1"><text:span text:style-name="T14">Load the training and test datasets using Pandas and Autogluon.</text:span></text:p>
      <text:p text:style-name="P1"><text:span text:style-name="T15">Clean and preprocess the datasets as needed.</text:span></text:p>
      <text:p text:style-name="P1"><text:span text:style-name="T16">import pandas as pd</text:span></text:p>
      <text:p text:style-name="P1"><text:span text:style-name="T16">from autogluon.tabular import TabularDataset</text:span></text:p>
      <text:p text:style-name="P1"><text:span text:style-name="T16"/></text:p>
      <text:p text:style-name="P1"><text:span text:style-name="T16">data_url_train = '~/imported/kaggle/input/playground-series-s4e5/train.csv'</text:span></text:p>
      <text:p text:style-name="P1"><text:span text:style-name="T16">train_data = TabularDataset(data_url_train)</text:span></text:p>
      <text:p text:style-name="P1"><text:span text:style-name="T16"/></text:p>
      <text:p text:style-name="P1"><text:span text:style-name="T16">data_url_test = '~/imported/kaggle/input/playground-series-s4e5/test.csv'</text:span></text:p>
      <text:p text:style-name="P1"><text:span text:style-name="T16">test_data = TabularDataset(data_url_test)</text:span></text:p>
      <text:p text:style-name="P1"><text:span text:style-name="T16">Feature Engineering</text:span></text:p>
      <text:p text:style-name="P1"><text:span text:style-name="T16">Feature engineering is a crucial step in the data preparation process. Here's an example of feature engineering techniques applied to the dataset:</text:span></text:p>
      <text:p text:style-name="P1"><text:span text:style-name="T16">def features(df):</text:span></text:p>
      <text:p text:style-name="P1"><text:span text:style-name="T16"><text:s text:c="4"/>df_ = df.copy()</text:span></text:p>
      <text:p text:style-name="P1"><text:span text:style-name="T16"><text:s text:c="4"/>cols = ['MonsoonIntensity', 'TopographyDrainage', 'RiverManagement',</text:span></text:p>
      <text:p text:style-name="P1"><text:span text:style-name="T16"><text:s text:c="12"/>'Deforestation', 'Urbanization', 'ClimateChange', 'DamsQuality',</text:span></text:p>
      <text:p text:style-name="P1"><text:span text:style-name="T16"><text:s text:c="12"/>'Siltation', 'AgriculturalPractices', 'Encroachments',</text:span></text:p>
      <text:p text:style-name="P1"><text:span text:style-name="T16"><text:s text:c="12"/>'IneffectiveDisasterPreparedness', 'DrainageSystems',</text:span></text:p>
      <text:p text:style-name="P1"><text:span text:style-name="T16"><text:s text:c="12"/>'CoastalVulnerability', 'Landslides', 'Watersheds',</text:span></text:p>
      <text:p text:style-name="P1"><text:span text:style-name="T16"><text:s text:c="12"/>'DeterioratingInfrastructure', 'PopulationScore', 'WetlandLoss',</text:span></text:p>
      <text:p text:style-name="P1"><text:span text:style-name="T16"><text:s text:c="12"/>'InadequatePlanning', 'PoliticalFactors']</text:span></text:p>
      <text:p text:style-name="P1"><text:span text:style-name="T16"><text:s text:c="4"/></text:span></text:p>
      <text:p text:style-name="P1"><text:span text:style-name="T16"><text:s text:c="4"/>df_["sum"] = df[cols].sum(axis=1)</text:span></text:p>
      <text:p text:style-name="P1"><text:span text:style-name="T16"><text:s text:c="4"/>df_["mean"] = df[cols].mean(axis=1)</text:span></text:p>
      <text:p text:style-name="P1"><text:span text:style-name="T16"><text:s text:c="4"/>df_["std"] = df[cols].std(axis=1)</text:span></text:p>
      <text:p text:style-name="P1"><text:span text:style-name="T16"><text:s text:c="4"/>df_["ptp"] = np.ptp(df[cols],axis=1)</text:span></text:p>
      <text:p text:style-name="P1"><text:span text:style-name="T16"><text:s text:c="4"/>df_["norm"] = np.linalg.norm(df[cols],axis=1)</text:span></text:p>
      <text:p text:style-name="P1"><text:span text:style-name="T16"><text:s text:c="4"/>df_['special'] = df_['sum'].isin(np.arange(72, 76)).astype(str)</text:span></text:p>
      <text:p text:style-name="P1"><text:span text:style-name="T16"><text:s text:c="4"/></text:span></text:p>
      <text:p text:style-name="P1"><text:span text:style-name="T16"><text:s text:c="4"/># Total Infrastructure Score</text:span></text:p>
      <text:p text:style-name="P1"><text:span text:style-name="T16"><text:s text:c="4"/>df_['InfrastructureScore'] = df_['DeterioratingInfrastructure'] + df_['DrainageSystems'] + df_['DamsQuality']</text:span></text:p>
      <text:p text:style-name="P1"><text:span text:style-name="T16"><text:s text:c="4"/></text:span></text:p>
      <text:p text:style-name="P1"><text:span text:style-name="T16"><text:s text:c="4"/># Environmental Impact Score</text:span></text:p>
      <text:p text:style-name="P1"><text:span text:style-name="T16"><text:s text:c="4"/>df_['EnvironmentalScore'] = df_['Deforestation'] + df_['Urbanization'] + df_['AgriculturalPractices'] + df_['WetlandLoss']</text:span></text:p>
      <text:p text:style-name="P1"><text:span text:style-name="T16"><text:s text:c="4"/></text:span></text:p>
      <text:p text:style-name="P1"><text:span text:style-name="T16"><text:s text:c="4"/># Socio-Political Score</text:span></text:p>
      <text:p text:style-name="P1"><text:span text:style-name="T16"><text:s text:c="4"/>df_['SocioPoliticalScore'] = df_['PoliticalFactors'] + df_['IneffectiveDisasterPreparedness'] + df_['InadequatePlanning']</text:span></text:p>
      <text:p text:style-name="P1"><text:span text:style-name="T16"><text:s text:c="4"/></text:span></text:p>
      <text:p text:style-name="P1"><text:span text:style-name="T16"><text:s text:c="4"/># Geographical Vulnerability Score</text:span></text:p>
      <text:p text:style-name="P1"><text:span text:style-name="T16"><text:s text:c="4"/>df_['GeographicalVulnerabilityScore'] = df_['TopographyDrainage'] + df_['CoastalVulnerability'] + df_['Landslides'] + df_['Watersheds']</text:span></text:p>
      <text:p text:style-name="P1"><text:span text:style-name="T16"><text:s text:c="4"/></text:span></text:p>
      <text:p text:style-name="P1"><text:span text:style-name="T16"><text:s text:c="4"/># Cumulative Human Activity Score</text:span></text:p>
      <text:p text:style-name="P1"><text:span text:style-name="T16"><text:s text:c="4"/>df_['HumanActivityScore'] = df_['PopulationScore'] + df_['Encroachments'] + df_['AgriculturalPractices']</text:span></text:p>
      <text:p text:style-name="P1"><text:span text:style-name="T16"><text:s text:c="4"/></text:span></text:p>
      <text:p text:style-name="P1"><text:span text:style-name="T16"><text:s text:c="4"/># Interaction Terms</text:span></text:p>
      <text:p text:style-name="P1"><text:span text:style-name="T16"><text:s text:c="4"/>df_['MonsoonIntensity_RiverManagement'] = df_['MonsoonIntensity'] * df_['RiverManagement']</text:span></text:p>
      <text:p text:style-name="P1"><text:span text:style-name="T16"><text:s text:c="4"/>df_['Deforestation_Urbanization'] = df_['Deforestation'] * df_['Urbanization']</text:span></text:p>
      <text:p text:style-name="P1"><text:span text:style-name="T16"><text:s text:c="4"/></text:span></text:p>
      <text:p text:style-name="P1"><text:span text:style-name="T16"><text:s text:c="4"/># Temporal Features (if applicable)</text:span></text:p>
      <text:p text:style-name="P1"><text:span text:style-name="T16"><text:s text:c="4"/># Example: Month of the year</text:span></text:p>
      <text:p text:style-name="P1"><text:span text:style-name="T16"><text:s text:c="4"/># df_['Month'] = pd.to_datetime(df_['Date']).dt.month</text:span></text:p>
      <text:p text:style-name="P1"><text:span text:style-name="T16"><text:s text:c="4"/></text:span></text:p>
      <text:p text:style-name="P1"><text:span text:style-name="T16"><text:s text:c="4"/># Composite Indices</text:span></text:p>
      <text:p text:style-name="P1"><text:span text:style-name="T16"><text:s text:c="4"/>df_['InfrastructureEnvironmentalIndex'] = (df_['InfrastructureScore'] + df_['EnvironmentalScore']) / 2</text:span></text:p>
      <text:p text:style-name="P1"><text:span text:style-name="T16"><text:s text:c="4"/>df_['SocioGeographicalIndex'] = (df_['SocioPoliticalScore'] + df_['GeographicalVulnerabilityScore']) / 2</text:span></text:p>
      <text:p text:style-name="P1"><text:span text:style-name="T16"><text:s text:c="4"/></text:span></text:p>
      <text:p text:style-name="P1"><text:span text:style-name="T16"><text:s text:c="4"/>return df_</text:span></text:p>
      <text:p text:style-name="P1"><text:span text:style-name="T16"/></text:p>
      <text:p text:style-name="P1"><text:span text:style-name="T16">train_data = features(train_data)</text:span></text:p>
      <text:p text:style-name="P1"><text:span text:style-name="T16">test_data = features(test_data)</text:span></text:p>
      <text:p text:style-name="P1"><text:span text:style-name="T17">Model Training</text:span><text:span text:style-name="T18"/></text:p>
      <text:p text:style-name="P1"><text:span text:style-name="T19">With the features engineered, we can proceed to train our machine learning model using Autogluon and OpenFE. Here's a snippet to demonstrate the training process:</text:span><text:span text:style-name="T20"/></text:p>
      <text:p text:style-name="P1"><text:span text:style-name="T21">from openfe import OpenFE</text:span></text:p>
      <text:p text:style-name="P1"><text:span text:style-name="T21">from autogluon.tabular import TabularPredictor</text:span></text:p>
      <text:p text:style-name="P1"><text:span text:style-name="T21">from sklearn.model_selection import train_test_split</text:span></text:p>
      <text:p text:style-name="P1"><text:span text:style-name="T21"/></text:p>
      <text:p text:style-name="P1"><text:span text:style-name="T21">n_jobs = 32</text:span></text:p>
      <text:p text:style-name="P1"><text:span text:style-name="T21">ofe = OpenFE()</text:span></text:p>
      <text:p text:style-name="P1"><text:span text:style-name="T21">features = ofe.fit(data=train_data.drop(columns=[label,"id"]), label=train_data[label], n_jobs=n_jobs,</text:span></text:p>
      <text:p text:style-name="P1"><text:span text:style-name="T21"><text:s text:c="19"/>n_data_blocks=8, </text:span></text:p>
      <text:p text:style-name="P1"><text:span text:style-name="T21"><text:s text:c="19"/>task='regression',</text:span></text:p>
      <text:p text:style-name="P1"><text:span text:style-name="T21"><text:s text:c="19"/>verbose = False,</text:span></text:p>
      <text:p text:style-name="P1"><text:span text:style-name="T21"><text:s text:c="19"/>metric="rmse"</text:span></text:p>
      <text:p text:style-name="P1"><text:span text:style-name="T21"><text:s text:c="18"/>)<text:s text:c="2"/># generate new features</text:span></text:p>
      <text:p text:style-name="P1"><text:span text:style-name="T21"/></text:p>
      <text:p text:style-name="P1"><text:span text:style-name="T21">train_x, test_x = transform(train_data.drop(columns=[label,"id"]), test_data.drop(columns=["id"]), ofe.new_features_list[:20], n_jobs=n_jobs) # transform the train and test data according to generated features.</text:span></text:p>
      <text:p text:style-name="P1"><text:span text:style-name="T21"/></text:p>
      <text:p text:style-name="P1"><text:span text:style-name="T21">train_0 = pd.concat([train_x,train_data[[label]]],axis=1)</text:span></text:p>
      <text:p text:style-name="P1"><text:span text:style-name="T21">train_data = train_0.copy()</text:span></text:p>
      <text:p text:style-name="P1"><text:span text:style-name="T21">test_data = test_x.copy()</text:span></text:p>
      <text:p text:style-name="P1"><text:span text:style-name="T21"/></text:p>
      <text:p text:style-name="P1"><text:span text:style-name="T21">train_data.to_parquet("train_feat.parquet",index=False)</text:span></text:p>
      <text:p text:style-name="P1"><text:span text:style-name="T21">test_data.to_parquet("test_feat.parquet",index=False)</text:span></text:p>
      <text:p text:style-name="P1"><text:span text:style-name="T22">Model Evaluation</text:span><text:span text:style-name="T23"/></text:p>
      <text:p text:style-name="P1"><text:span text:style-name="T24">X_train, X_test = train_test_split(</text:span></text:p>
      <text:p text:style-name="P1"><text:span text:style-name="T24"><text:s text:c="5"/>train_data , test_size=0.01, random_state=42,stratify=train_data.FloodProbability)</text:span></text:p>
      <text:p text:style-name="P1"><text:span text:style-name="T25"/></text:p>
      <text:p text:style-name="P1"><text:span text:style-name="T26">Presets =['best_quality’,‘high_quality’,‘good_quality’,‘medium_quality’,‘optimize_for_deployment’,‘interpretable’,‘ignore_text’]</text:span></text:p>
      <text:p text:style-name="P1"><text:span text:style-name="T26">metrics = ['r2']</text:span></text:p>
      <text:p text:style-name="P1"><text:span text:style-name="T27"/></text:p>
      <text:p text:style-name="P1"><text:span text:style-name="T28">predictor = TabularPredictor(label=label,eval_metric=metrics[0],problem_type="regression").fit(X_train,</text:span></text:p>
      <text:p text:style-name="P1"><text:span text:style-name="T28"><text:s text:c="95"/>time_limit=int(3.5*60*60),</text:span></text:p>
      <text:p text:style-name="P1"><text:span text:style-name="T28"><text:s text:c="95"/>presets="best_quality",</text:span></text:p>
      <text:p text:style-name="P1"><text:span text:style-name="T28"><text:s text:c="95"/># ag_args_fit={'num_cpus': 32}</text:span></text:p>
      <text:p text:style-name="P1"><text:span text:style-name="T28"><text:s text:c="94"/>)</text:span></text:p>
      <text:p text:style-name="P1"><text:span text:style-name="T28">predictor.evaluate(X_test)</text:span></text:p>
      <text:p text:style-name="P1"><text:span text:style-name="T28"/></text:p>
      <text:p text:style-name="P1"><text:span text:style-name="T28">LB = predictor.leaderboard(X_test)</text:span></text:p>
      <text:p text:style-name="P1"><text:span text:style-name="T28">test_preds = predictor.predict(test_data)</text:span></text:p>
      <text:p text:style-name="P1"><text:span text:style-name="T29">Submission</text:span><text:span text:style-name="T30"/></text:p>
      <text:p text:style-name="P1"><text:span text:style-name="T30">Finally, we generate predictions for the test dataset and submit them to the Kaggle competition:</text:span></text:p>
      <text:p text:style-name="P1"><text:span text:style-name="T30">submission.FloodProbability = test_preds.values</text:span></text:p>
      <text:p text:style-name="P1"><text:span text:style-name="T30">submission.to_csv("submission.csv",index=False)</text:span></text:p>
      <text:p text:style-name="P1"><text:span text:style-name="T31">Results were:</text:span></text:p>
      <text:p text:style-name="P1"><text:span text:style-name="T32"><text:tab/>model<text:tab/>score_test<text:tab/>score_val<text:tab/>eval_metric<text:tab/>pred_time_test<text:tab/>pred_time_val<text:tab/>fit_time<text:tab/>pred_time_test_marginal<text:tab/>pred_time_val_marginal<text:tab/>fit_time_marginal<text:tab/>stack_level<text:tab/>can_infer<text:tab/>fit_order</text:span></text:p>
      <text:p text:style-name="P1"><text:span text:style-name="T32">0<text:tab/>WeightedEnsemble_L2<text:tab/>0.868041<text:tab/>0.868686<text:tab/>r2<text:tab/>0.860950<text:tab/>90.327706<text:tab/>1165.777763<text:tab/>0.002203<text:tab/>0.008882<text:tab/>1.550873<text:tab/>2<text:tab/>True<text:tab/>14</text:span></text:p>
      <text:p text:style-name="P1"><text:span text:style-name="T32">1<text:tab/>NeuralNetFastAI_BAG_L2<text:tab/>0.868029<text:tab/>0.868480<text:tab/>r2<text:tab/>9.204198<text:tab/>957.696607<text:tab/>5572.368386<text:tab/>0.535035<text:tab/>7.170238<text:tab/>341.637860<text:tab/>2<text:tab/>True<text:tab/>20</text:span></text:p>
      <text:p text:style-name="P1"><text:span text:style-name="T32">2<text:tab/>NeuralNetFastAI_r191_BAG_L2<text:tab/>0.867975<text:tab/>0.867853<text:tab/>r2<text:tab/>10.185770<text:tab/>962.907171<text:tab/>6585.617518<text:tab/>1.516608<text:tab/>12.380803<text:tab/>1354.886992<text:tab/>2<text:tab/>True<text:tab/>26</text:span></text:p>
      <text:p text:style-name="P1"><text:span text:style-name="T32">3<text:tab/>CatBoost_BAG_L1<text:tab/>0.867919<text:tab/>0.868585<text:tab/>r2<text:tab/>0.134225<text:tab/>0.807645<text:tab/>612.355350<text:tab/>0.134225<text:tab/>0.807645<text:tab/>612.355350<text:tab/>1<text:tab/>True<text:tab/>4</text:span></text:p>
      <text:p text:style-name="P1"><text:span text:style-name="T32">4<text:tab/>WeightedEnsemble_L3<text:tab/>0.867891<text:tab/>0.868819<text:tab/>r2<text:tab/>9.273643<text:tab/>1024.180767<text:tab/>5746.697878<text:tab/>0.002502<text:tab/>0.009013<text:tab/>2.589254<text:tab/>3<text:tab/>True<text:tab/>27</text:span></text:p>
      <text:p text:style-name="P1"><text:span text:style-name="T32">5<text:tab/>RandomForestMSE_BAG_L1<text:tab/>0.867880<text:tab/>0.868025<text:tab/>r2<text:tab/>0.225554<text:tab/>48.234764<text:tab/>210.760798<text:tab/>0.225554<text:tab/>48.234764<text:tab/>210.760798<text:tab/>1<text:tab/>True<text:tab/>3</text:span></text:p>
      <text:p text:style-name="P1"><text:span text:style-name="T32">6<text:tab/>CatBoost_r177_BAG_L1<text:tab/>0.867870<text:tab/>0.868553<text:tab/>r2<text:tab/>0.107668<text:tab/>0.460493<text:tab/>196.756900<text:tab/>0.107668<text:tab/>0.460493<text:tab/>196.756900<text:tab/>1<text:tab/>True<text:tab/>10</text:span></text:p>
      <text:p text:style-name="P1"><text:span text:style-name="T32">7<text:tab/>CatBoost_BAG_L2<text:tab/>0.867844<text:tab/>0.868594<text:tab/>r2<text:tab/>8.761676<text:tab/>950.851656<text:tab/>5332.328446<text:tab/>0.092514<text:tab/>0.325287<text:tab/>101.597920<text:tab/>2<text:tab/>True<text:tab/>18</text:span></text:p>
      <text:p text:style-name="P1"><text:span text:style-name="T32">8<text:tab/>CatBoost_r177_BAG_L2<text:tab/>0.867805<text:tab/>0.868565<text:tab/>r2<text:tab/>8.753717<text:tab/>951.188780<text:tab/>5302.217196<text:tab/>0.084554<text:tab/>0.662411<text:tab/>71.486670<text:tab/>2<text:tab/>True<text:tab/>23</text:span></text:p>
      <text:p text:style-name="P1"><text:span text:style-name="T32">9<text:tab/>XGBoost_BAG_L2<text:tab/>0.867784<text:tab/>0.868716<text:tab/>r2<text:tab/>8.836808<text:tab/>954.333819<text:tab/>5272.430182<text:tab/>0.167645<text:tab/>3.807450<text:tab/>41.699656<text:tab/>2<text:tab/>True<text:tab/>21</text:span></text:p>
      <text:p text:style-name="P1"><text:span text:style-name="T32">10<text:tab/>XGBoost_BAG_L1<text:tab/>0.867641<text:tab/>0.868425<text:tab/>r2<text:tab/>0.192022<text:tab/>3.868304<text:tab/>41.814316<text:tab/>0.192022<text:tab/>3.868304<text:tab/>41.814316<text:tab/>1<text:tab/>True<text:tab/>7</text:span></text:p>
      <text:p text:style-name="P1"><text:span text:style-name="T32">11<text:tab/>ExtraTreesMSE_BAG_L1<text:tab/>0.867597<text:tab/>0.868040<text:tab/>r2<text:tab/>0.199276<text:tab/>36.947618<text:tab/>102.539526<text:tab/>0.199276<text:tab/>36.947618<text:tab/>102.539526<text:tab/>1<text:tab/>True<text:tab/>5</text:span></text:p>
      <text:p text:style-name="P1"><text:span text:style-name="T32">12<text:tab/>RandomForestMSE_BAG_L2<text:tab/>0.867516<text:tab/>0.868181<text:tab/>r2<text:tab/>8.897949<text:tab/>985.219684<text:tab/>5561.324834<text:tab/>0.228786<text:tab/>34.693316<text:tab/>330.594308<text:tab/>2<text:tab/>True<text:tab/>17</text:span></text:p>
      <text:p text:style-name="P1"><text:span text:style-name="T32">13<text:tab/>ExtraTreesMSE_BAG_L2<text:tab/>0.867485<text:tab/>0.868557<text:tab/>r2<text:tab/>8.874710<text:tab/>985.670988<text:tab/>5371.814660<text:tab/>0.205547<text:tab/>35.144619<text:tab/>141.084135<text:tab/>2<text:tab/>True<text:tab/>19</text:span></text:p>
      <text:p text:style-name="P1"><text:span text:style-name="T32">14<text:tab/>NeuralNetFastAI_BAG_L1<text:tab/>0.867211<text:tab/>0.867762<text:tab/>r2<text:tab/>1.038598<text:tab/>13.261893<text:tab/>2289.865908<text:tab/>1.038598<text:tab/>13.261893<text:tab/>2289.865908<text:tab/>1<text:tab/>True<text:tab/>6</text:span></text:p>
      <text:p text:style-name="P1"><text:span text:style-name="T32">15<text:tab/>NeuralNetFastAI_r191_BAG_L1<text:tab/>0.864842<text:tab/>0.862753<text:tab/>r2<text:tab/>0.873098<text:tab/>81.127638<text:tab/>299.045042<text:tab/>0.873098<text:tab/>81.127638<text:tab/>299.045042<text:tab/>1<text:tab/>True<text:tab/>13</text:span></text:p>
      <text:p text:style-name="P1"><text:span text:style-name="T32">16<text:tab/>NeuralNetTorch_r79_BAG_L2<text:tab/>0.861777<text:tab/>0.861754<text:tab/>r2<text:tab/>9.032217<text:tab/>955.240449<text:tab/>6045.735280<text:tab/>0.363055<text:tab/>4.714080<text:tab/>815.004755<text:tab/>2<text:tab/>True<text:tab/>24</text:span></text:p>
      <text:p text:style-name="P1"><text:span text:style-name="T32">17<text:tab/>NeuralNetTorch_r79_BAG_L1<text:tab/>0.859386<text:tab/>0.859306<text:tab/>r2<text:tab/>0.358131<text:tab/>136.891581<text:tab/>845.461812<text:tab/>0.358131<text:tab/>136.891581<text:tab/>845.461812<text:tab/>1<text:tab/>True<text:tab/>11</text:span></text:p>
      <text:p text:style-name="P1"><text:span text:style-name="T32">18<text:tab/>NeuralNetTorch_BAG_L1<text:tab/>0.850821<text:tab/>0.850704<text:tab/>r2<text:tab/>0.268776<text:tab/>5.610372<text:tab/>609.446697<text:tab/>0.268776<text:tab/>5.610372<text:tab/>609.446697<text:tab/>1<text:tab/>True<text:tab/>8</text:span></text:p>
      <text:p text:style-name="P1"><text:span text:style-name="T32">19<text:tab/>KNeighborsUnif_BAG_L1<text:tab/>0.832886<text:tab/>0.833703<text:tab/>r2<text:tab/>2.696687<text:tab/>313.979181<text:tab/>1.638050<text:tab/>2.696687<text:tab/>313.979181<text:tab/>1.638050<text:tab/>1<text:tab/>True<text:tab/>1</text:span></text:p>
      <text:p text:style-name="P1"><text:span text:style-name="T32">20<text:tab/>KNeighborsDist_BAG_L1<text:tab/>0.832870<text:tab/>0.833699<text:tab/>r2<text:tab/>2.472536<text:tab/>308.324506<text:tab/>1.784874<text:tab/>2.472536<text:tab/>308.324506<text:tab/>1.784874<text:tab/>1<text:tab/>True<text:tab/>2</text:span></text:p>
      <text:p text:style-name="P1"><text:span text:style-name="T32">21<text:tab/>LightGBMXT_BAG_L2<text:tab/>0.821052<text:tab/>0.807152<text:tab/>r2<text:tab/>8.706754<text:tab/>951.017630<text:tab/>5240.876893<text:tab/>0.037591<text:tab/>0.491261<text:tab/>10.146368<text:tab/>2<text:tab/>True<text:tab/>15</text:span></text:p>
      <text:p text:style-name="P1"><text:span text:style-name="T32">22<text:tab/>LightGBMLarge_BAG_L2<text:tab/>0.667237<text:tab/>0.661955<text:tab/>r2<text:tab/>8.724063<text:tab/>951.094753<text:tab/>5256.613849<text:tab/>0.054900<text:tab/>0.568384<text:tab/>25.883323<text:tab/>2<text:tab/>True<text:tab/>22</text:span></text:p>
      <text:p text:style-name="P1"><text:span text:style-name="T32">23<text:tab/>LightGBM_BAG_L2<text:tab/>0.633381<text:tab/>0.628195<text:tab/>r2<text:tab/>8.702097<text:tab/>950.916243<text:tab/>5239.164393<text:tab/>0.032935<text:tab/>0.389874<text:tab/>8.433867<text:tab/>2<text:tab/>True<text:tab/>16</text:span></text:p>
      <text:p text:style-name="P1"><text:span text:style-name="T32">24<text:tab/>LightGBM_r131_BAG_L2<text:tab/>0.624473<text:tab/>0.620803<text:tab/>r2<text:tab/>8.745659<text:tab/>951.207714<text:tab/>5241.797354<text:tab/>0.076497<text:tab/>0.681345<text:tab/>11.066828<text:tab/>2<text:tab/>True<text:tab/>25</text:span></text:p>
      <text:p text:style-name="P1"><text:span text:style-name="T32">25<text:tab/>LightGBMLarge_BAG_L1<text:tab/>0.596793<text:tab/>0.595238<text:tab/>r2<text:tab/>0.052856<text:tab/>0.470775<text:tab/>9.308696<text:tab/>0.052856<text:tab/>0.470775<text:tab/>9.308696<text:tab/>1<text:tab/>True<text:tab/>9</text:span></text:p>
      <text:p text:style-name="P1"><text:span text:style-name="T32">26<text:tab/>LightGBM_r131_BAG_L1<text:tab/>0.588842<text:tab/>0.587250<text:tab/>r2<text:tab/>0.049734<text:tab/>0.541600<text:tab/>9.952558<text:tab/>0.049734<text:tab/>0.541600<text:tab/>9.952558<text:tab/>1<text:tab/>True<text:tab/>12</text:span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